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nsolas" svg:font-family="Consolas, 'Courier New', monospace"/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079ccd" officeooo:paragraph-rsid="00079cc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087bcf" officeooo:paragraph-rsid="00087bc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079ccd" officeooo:paragraph-rsid="00079c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language="ru" fo:country="RU" officeooo:rsid="00079ccd" officeooo:paragraph-rsid="00079cc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79ccd" officeooo:paragraph-rsid="00079cc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87bcf" officeooo:paragraph-rsid="00087bc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a112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b175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c3c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e001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e0019" officeooo:paragraph-rsid="000e001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b175f" officeooo:paragraph-rsid="000b175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c3c1e" officeooo:paragraph-rsid="000c3c1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3c1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de2a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de2a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87bcf" officeooo:paragraph-rsid="00087bc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en" fo:country="US" officeooo:rsid="00079ccd" officeooo:paragraph-rsid="00079ccd" style:font-size-asian="12.25pt" style:font-size-complex="14pt"/>
    </style:style>
    <style:style style:name="P21" style:family="paragraph" style:parent-style-name="Standard">
      <style:text-properties fo:color="#000000" style:font-name="Source Code Pro" fo:font-size="12pt" style:font-size-asian="12pt" style:font-size-complex="12pt"/>
    </style:style>
    <style:style style:name="P22" style:family="paragraph" style:parent-style-name="Standard">
      <style:paragraph-properties style:line-height-at-least="0.402cm"/>
      <style:text-properties fo:color="#000000" style:font-name="Source Code Pro" fo:font-size="12pt" fo:background-color="#ffffff" style:font-size-asian="12pt" style:font-size-complex="12pt"/>
    </style:style>
    <style:style style:name="P23" style:family="paragraph" style:parent-style-name="Standard">
      <style:paragraph-properties style:line-height-at-least="0.402cm"/>
      <style:text-properties fo:color="#000000" style:font-name="Source Code Pro" fo:font-size="12pt" fo:font-weight="normal" officeooo:rsid="0012f759" officeooo:paragraph-rsid="0012f759" fo:background-color="#ffffff" style:font-size-asian="12pt" style:font-size-complex="12pt"/>
    </style:style>
    <style:style style:name="P24" style:family="paragraph" style:parent-style-name="Standard">
      <style:paragraph-properties style:line-height-at-least="0.402cm"/>
      <style:text-properties fo:color="#000000" style:font-name="Arial" fo:font-size="15pt" officeooo:rsid="0012f759" officeooo:paragraph-rsid="0012f759" fo:background-color="#ffffff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9cd45" officeooo:paragraph-rsid="00087bc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a1123" officeooo:paragraph-rsid="000e0019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e0019" officeooo:paragraph-rsid="000e0019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ru" fo:country="RU" officeooo:rsid="000a1123" officeooo:paragraph-rsid="000e84f1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8pt" fo:language="ru" fo:country="RU" officeooo:rsid="000e0019" officeooo:paragraph-rsid="000e0019" style:font-size-asian="18pt" style:font-size-complex="18pt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8pt" fo:language="en" fo:country="US" officeooo:rsid="000e0019" officeooo:paragraph-rsid="000e0019" style:font-size-asian="18pt" style:font-size-complex="18pt"/>
    </style:style>
    <style:style style:name="P3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0019" style:font-size-asian="15pt" style:font-size-complex="15pt"/>
    </style:style>
    <style:style style:name="P3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84f1" style:font-size-asian="15pt" style:font-size-complex="15pt"/>
    </style:style>
    <style:style style:name="P3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en" fo:country="US" officeooo:rsid="000e84f1" officeooo:paragraph-rsid="000e84f1" style:font-size-asian="15pt" style:font-size-complex="15pt"/>
    </style:style>
    <style:style style:name="P3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Source Code Pro" fo:font-size="12pt" fo:language="ru" fo:country="RU" officeooo:rsid="000e0019" officeooo:paragraph-rsid="000e84f1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Source Code Pro" fo:font-size="12pt" fo:language="en" fo:country="US" officeooo:rsid="000e84f1" officeooo:paragraph-rsid="000e84f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e84f1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ffdcf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ffdcf" officeooo:paragraph-rsid="000e84f1" fo:background-color="#ffffff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106679" officeooo:paragraph-rsid="00106679" fo:background-color="#ffffff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0ffdcf" officeooo:paragraph-rsid="000ffdc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0e0019" officeooo:paragraph-rsid="00106679" style:font-size-asian="15pt" style:font-size-complex="15pt"/>
    </style:style>
    <style:style style:name="P4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126208" officeooo:paragraph-rsid="00126208" style:font-size-asian="15pt" style:font-size-complex="15pt"/>
    </style:style>
    <style:style style:name="P4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106679" officeooo:paragraph-rsid="00106679" fo:background-color="#ffffff" style:font-size-asian="15pt" style:font-size-complex="15pt"/>
    </style:style>
    <style:style style:name="P46" style:family="paragraph" style:parent-style-name="Standard">
      <style:text-properties fo:color="#000000" style:font-name="Source Code Pro" fo:font-size="12pt" fo:background-color="#ffffff" style:font-size-asian="12pt" style:font-size-complex="12pt"/>
    </style:style>
    <style:style style:name="P47" style:family="paragraph" style:parent-style-name="Standard">
      <style:paragraph-properties style:line-height-at-least="0.402cm"/>
      <style:text-properties fo:color="#000000" style:font-name="Source Code Pro" fo:font-size="12pt" officeooo:paragraph-rsid="0018f52a" fo:background-color="#ffffff" style:font-size-asian="12pt" style:font-size-complex="12pt"/>
    </style:style>
    <style:style style:name="P48" style:family="paragraph" style:parent-style-name="Standard">
      <style:paragraph-properties style:line-height-at-least="0.402cm"/>
      <style:text-properties fo:color="#000000" style:font-name="Source Code Pro" fo:font-size="12pt" fo:font-weight="normal" fo:background-color="#ffffff" style:font-size-asian="12pt" style:font-size-complex="12pt"/>
    </style:style>
    <style:style style:name="P49" style:family="paragraph" style:parent-style-name="Standard">
      <style:paragraph-properties style:line-height-at-least="0.402cm"/>
      <style:text-properties fo:color="#000000" style:font-name="Source Code Pro" fo:font-size="12pt" fo:font-weight="normal" officeooo:paragraph-rsid="0018f52a" fo:background-color="#ffffff" style:font-size-asian="12pt" style:font-size-complex="12pt"/>
    </style:style>
    <style:style style:name="P50" style:family="paragraph" style:parent-style-name="Standard">
      <style:paragraph-properties style:line-height-at-least="0.402cm"/>
      <style:text-properties fo:color="#000000" style:font-name="Source Code Pro" fo:font-size="12pt" fo:language="en" fo:country="US" fo:font-weight="normal" officeooo:rsid="0012f759" officeooo:paragraph-rsid="00133d7a" fo:background-color="#ffffff" style:font-size-asian="12pt" style:font-size-complex="12pt"/>
    </style:style>
    <style:style style:name="P51" style:family="paragraph" style:parent-style-name="Standard">
      <style:paragraph-properties style:line-height-at-least="0.402cm"/>
      <style:text-properties fo:color="#000000" style:font-name="Source Code Pro" fo:font-size="12pt" fo:language="en" fo:country="US" fo:font-weight="normal" officeooo:rsid="0012f759" officeooo:paragraph-rsid="0018f52a" fo:background-color="#ffffff" style:font-size-asian="12pt" style:font-size-complex="12pt"/>
    </style:style>
    <style:style style:name="P52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5d880" officeooo:paragraph-rsid="0015d880" fo:background-color="#ffffff" style:font-size-asian="12pt" style:font-size-complex="12pt"/>
    </style:style>
    <style:style style:name="P53" style:family="paragraph" style:parent-style-name="Standard">
      <style:paragraph-properties style:line-height-at-least="0.402cm"/>
      <style:text-properties fo:color="#000000" style:font-name="Source Code Pro" fo:font-size="15pt" fo:language="ru" fo:country="RU" fo:font-weight="normal" officeooo:rsid="0018f52a" officeooo:paragraph-rsid="0018f52a" fo:background-color="#ffffff" style:font-size-asian="15pt" style:font-size-complex="15pt"/>
    </style:style>
    <style:style style:name="P54" style:family="paragraph" style:parent-style-name="Standard">
      <style:paragraph-properties style:line-height-at-least="0.402cm"/>
      <style:text-properties fo:color="#000000" style:font-name="Arial" fo:font-size="15pt" fo:language="en" fo:country="US" fo:font-weight="normal" officeooo:rsid="0012f759" officeooo:paragraph-rsid="0012f759" fo:background-color="#ffffff" style:font-size-asian="15pt" style:font-size-complex="15pt"/>
    </style:style>
    <style:style style:name="P55" style:family="paragraph" style:parent-style-name="Standard">
      <style:paragraph-properties style:line-height-at-least="0.402cm"/>
      <style:text-properties fo:color="#000000" style:font-name="Source Code Pro" fo:font-size="12pt" fo:language="ru" fo:country="RU" fo:font-weight="normal" officeooo:rsid="0018f52a" officeooo:paragraph-rsid="0018f52a" fo:background-color="#ffffff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officeooo:paragraph-rsid="000c3c1e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c3c1e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0a1123" officeooo:paragraph-rsid="000c3c1e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20pt" officeooo:rsid="00079ccd" officeooo:paragraph-rsid="00079ccd" style:font-size-asian="17.5pt" style:font-size-complex="20pt"/>
    </style:style>
    <style:style style:name="P6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106679" officeooo:paragraph-rsid="00106679" fo:background-color="#ffffff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126208" officeooo:paragraph-rsid="00126208" fo:background-color="#ffffff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fo:font-weight="normal" officeooo:rsid="00126208" officeooo:paragraph-rsid="00126208" fo:background-color="#ffffff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cm" fo:margin-right="-0.9cm" style:line-height-at-least="0.402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fo:font-weight="normal" officeooo:rsid="00126208" officeooo:paragraph-rsid="00133d7a" fo:background-color="#ffffff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e0019" officeooo:paragraph-rsid="0018f52a" fo:background-color="#ffffff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e0019" officeooo:paragraph-rsid="0018f52a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126208" officeooo:paragraph-rsid="00126208" fo:background-color="#ffffff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0ffdcf" officeooo:paragraph-rsid="000ffdcf" style:font-size-asian="12pt" style:font-size-complex="12pt"/>
    </style:style>
    <style:style style:name="P6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65e8a" officeooo:paragraph-rsid="00165e8a" style:font-size-asian="12pt" style:font-size-complex="12pt"/>
    </style:style>
    <style:style style:name="P6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16608a" officeooo:paragraph-rsid="0016608a" style:font-size-asian="12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cd45"/>
    </style:style>
    <style:style style:name="T3" style:family="text">
      <style:text-properties fo:language="en" fo:country="US" officeooo:rsid="000b175f"/>
    </style:style>
    <style:style style:name="T4" style:family="text">
      <style:text-properties fo:language="en" fo:country="US" officeooo:rsid="000c3c1e"/>
    </style:style>
    <style:style style:name="T5" style:family="text">
      <style:text-properties fo:language="en" fo:country="US" officeooo:rsid="000e84f1"/>
    </style:style>
    <style:style style:name="T6" style:family="text">
      <style:text-properties fo:language="en" fo:country="US" fo:background-color="#ffffff" loext:char-shading-value="0"/>
    </style:style>
    <style:style style:name="T7" style:family="text">
      <style:text-properties fo:language="en" fo:country="US" officeooo:rsid="00106679" fo:background-color="#ffffff" loext:char-shading-value="0"/>
    </style:style>
    <style:style style:name="T8" style:family="text">
      <style:text-properties fo:language="en" fo:country="US" officeooo:rsid="0012f759" fo:background-color="#ffffff" loext:char-shading-value="0"/>
    </style:style>
    <style:style style:name="T9" style:family="text">
      <style:text-properties fo:language="en" fo:country="US" officeooo:rsid="00126208"/>
    </style:style>
    <style:style style:name="T10" style:family="text">
      <style:text-properties fo:language="en" fo:country="US" fo:font-weight="normal"/>
    </style:style>
    <style:style style:name="T11" style:family="text">
      <style:text-properties fo:language="en" fo:country="US" fo:font-weight="normal" officeooo:rsid="0013305c"/>
    </style:style>
    <style:style style:name="T12" style:family="text">
      <style:text-properties fo:language="en" fo:country="US" officeooo:rsid="0013305c"/>
    </style:style>
    <style:style style:name="T13" style:family="text">
      <style:text-properties fo:language="en" fo:country="US" officeooo:rsid="00170222"/>
    </style:style>
    <style:style style:name="T14" style:family="text">
      <style:text-properties fo:language="en" fo:country="US" officeooo:rsid="001ca83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ca146"/>
    </style:style>
    <style:style style:name="T17" style:family="text">
      <style:text-properties fo:language="ru" fo:country="RU" officeooo:rsid="000de2ab"/>
    </style:style>
    <style:style style:name="T18" style:family="text">
      <style:text-properties fo:language="ru" fo:country="RU" officeooo:rsid="000e0019"/>
    </style:style>
    <style:style style:name="T19" style:family="text">
      <style:text-properties fo:language="ru" fo:country="RU" fo:background-color="#ffffff" loext:char-shading-value="0"/>
    </style:style>
    <style:style style:name="T20" style:family="text">
      <style:text-properties fo:language="ru" fo:country="RU" officeooo:rsid="000e0019" fo:background-color="#ffffff" loext:char-shading-value="0"/>
    </style:style>
    <style:style style:name="T21" style:family="text">
      <style:text-properties fo:language="ru" fo:country="RU" officeooo:rsid="000ffdcf" fo:background-color="#ffffff" loext:char-shading-value="0"/>
    </style:style>
    <style:style style:name="T22" style:family="text">
      <style:text-properties fo:language="ru" fo:country="RU" officeooo:rsid="0016608a"/>
    </style:style>
    <style:style style:name="T23" style:family="text">
      <style:text-properties fo:language="ru" fo:country="RU" officeooo:rsid="00170222"/>
    </style:style>
    <style:style style:name="T24" style:family="text">
      <style:text-properties officeooo:rsid="0009cd45"/>
    </style:style>
    <style:style style:name="T25" style:family="text">
      <style:text-properties style:font-name="Source Code Pro"/>
    </style:style>
    <style:style style:name="T26" style:family="text">
      <style:text-properties style:font-name="Source Code Pro" fo:language="en" fo:country="US"/>
    </style:style>
    <style:style style:name="T27" style:family="text">
      <style:text-properties style:font-name="Source Code Pro" fo:language="en" fo:country="US" officeooo:rsid="0009cd45"/>
    </style:style>
    <style:style style:name="T28" style:family="text">
      <style:text-properties style:font-name="Source Code Pro" fo:language="en" fo:country="US" officeooo:rsid="000e0019"/>
    </style:style>
    <style:style style:name="T29" style:family="text">
      <style:text-properties style:font-name="Source Code Pro" fo:language="en" fo:country="US" officeooo:rsid="000b175f"/>
    </style:style>
    <style:style style:name="T30" style:family="text">
      <style:text-properties style:font-name="Source Code Pro" officeooo:rsid="0009cd45"/>
    </style:style>
    <style:style style:name="T31" style:family="text">
      <style:text-properties style:font-name="Source Code Pro" officeooo:rsid="000e0019"/>
    </style:style>
    <style:style style:name="T32" style:family="text">
      <style:text-properties style:font-name="Source Code Pro" officeooo:rsid="000b175f"/>
    </style:style>
    <style:style style:name="T33" style:family="text">
      <style:text-properties officeooo:rsid="000b175f"/>
    </style:style>
    <style:style style:name="T34" style:family="text">
      <style:text-properties officeooo:rsid="000c3c1e"/>
    </style:style>
    <style:style style:name="T35" style:family="text">
      <style:text-properties officeooo:rsid="000ca146"/>
    </style:style>
    <style:style style:name="T36" style:family="text">
      <style:text-properties officeooo:rsid="000e0019"/>
    </style:style>
    <style:style style:name="T37" style:family="text">
      <style:text-properties fo:background-color="#ffffff" loext:char-shading-value="0"/>
    </style:style>
    <style:style style:name="T38" style:family="text">
      <style:text-properties officeooo:rsid="000e0019" fo:background-color="#ffffff" loext:char-shading-value="0"/>
    </style:style>
    <style:style style:name="T39" style:family="text">
      <style:text-properties officeooo:rsid="000ffdcf" fo:background-color="#ffffff" loext:char-shading-value="0"/>
    </style:style>
    <style:style style:name="T40" style:family="text">
      <style:text-properties officeooo:rsid="00106679" fo:background-color="#ffffff" loext:char-shading-value="0"/>
    </style:style>
    <style:style style:name="T41" style:family="text">
      <style:text-properties officeooo:rsid="000e84f1"/>
    </style:style>
    <style:style style:name="T42" style:family="text">
      <style:text-properties officeooo:rsid="00126208"/>
    </style:style>
    <style:style style:name="T43" style:family="text">
      <style:text-properties fo:font-weight="normal"/>
    </style:style>
    <style:style style:name="T44" style:family="text">
      <style:text-properties style:font-name="Source Code Pro"/>
    </style:style>
    <style:style style:name="T45" style:family="text">
      <style:text-properties style:font-name="Source Code Pro" fo:language="en" fo:country="US"/>
    </style:style>
    <style:style style:name="T46" style:family="text">
      <style:text-properties style:font-name="Source Code Pro" fo:language="en" fo:country="US" officeooo:rsid="000b175f"/>
    </style:style>
    <style:style style:name="T47" style:family="text">
      <style:text-properties style:font-name="Source Code Pro" fo:language="en" fo:country="US" officeooo:rsid="000c3c1e"/>
    </style:style>
    <style:style style:name="T48" style:family="text">
      <style:text-properties style:font-name="Source Code Pro" officeooo:rsid="00154e97"/>
    </style:style>
    <style:style style:name="T49" style:family="text">
      <style:text-properties style:font-name="Source Code Pro" officeooo:rsid="000b175f"/>
    </style:style>
    <style:style style:name="T50" style:family="text">
      <style:text-properties style:font-name="Source Code Pro" fo:font-size="12pt" fo:language="en" fo:country="US" officeooo:rsid="000c3c1e" style:font-size-asian="12pt" style:font-size-complex="12pt"/>
    </style:style>
    <style:style style:name="T51" style:family="text">
      <style:text-properties style:font-name="Source Code Pro" officeooo:rsid="000ca146"/>
    </style:style>
    <style:style style:name="T52" style:family="text">
      <style:text-properties style:font-name="Source Code Pro" fo:language="ru" fo:country="RU"/>
    </style:style>
    <style:style style:name="T53" style:family="text">
      <style:text-properties style:font-name="Source Code Pro" fo:language="ru" fo:country="RU" officeooo:rsid="000ca146"/>
    </style:style>
    <style:style style:name="T54" style:family="text">
      <style:text-properties style:font-name="Source Code Pro" fo:language="ru" fo:country="RU" officeooo:rsid="000de2ab"/>
    </style:style>
    <style:style style:name="T55" style:family="text">
      <style:text-properties style:font-name="Source Code Pro" fo:language="ru" fo:country="RU" officeooo:rsid="000e0019"/>
    </style:style>
    <style:style style:name="T56" style:family="text">
      <style:text-properties style:font-name="Source Code Pro" fo:language="ru" fo:country="RU" officeooo:rsid="0018f52a"/>
    </style:style>
    <style:style style:name="T57" style:family="text">
      <style:text-properties style:font-name="Source Code Pro" fo:language="ru" fo:country="RU" fo:font-weight="normal" officeooo:rsid="0018f52a"/>
    </style:style>
    <style:style style:name="T58" style:family="text">
      <style:text-properties style:font-name="Source Code Pro" officeooo:rsid="000de2ab"/>
    </style:style>
    <style:style style:name="T59" style:family="text">
      <style:text-properties style:font-name="Source Code Pro" officeooo:rsid="000e0019"/>
    </style:style>
    <style:style style:name="T60" style:family="text">
      <style:text-properties style:font-name="Source Code Pro" officeooo:rsid="0016608a"/>
    </style:style>
    <style:style style:name="T61" style:family="text">
      <style:text-properties style:font-name="Source Code Pro" officeooo:rsid="00170222"/>
    </style:style>
    <style:style style:name="T62" style:family="text">
      <style:text-properties style:font-name="Source Code Pro" fo:font-weight="normal" officeooo:rsid="0018f52a"/>
    </style:style>
    <style:style style:name="T63" style:family="text">
      <style:text-properties style:font-name="Source Code Pro" fo:font-weight="normal" officeooo:rsid="0018f52a" fo:background-color="#ffffff" loext:char-shading-value="0"/>
    </style:style>
    <style:style style:name="T64" style:family="text">
      <style:text-properties style:font-name="Source Code Pro" fo:background-color="#ffffff" loext:char-shading-value="0"/>
    </style:style>
    <style:style style:name="T65" style:family="text">
      <style:text-properties style:font-name="Arial" fo:font-size="12pt" fo:language="ru" fo:country="RU" officeooo:rsid="000c3c1e" style:font-size-asian="12pt" style:font-size-complex="12pt"/>
    </style:style>
    <style:style style:name="T66" style:family="text">
      <style:text-properties style:font-name="Arial"/>
    </style:style>
    <style:style style:name="T67" style:family="text">
      <style:text-properties style:font-name="Arial" officeooo:rsid="00170222"/>
    </style:style>
    <style:style style:name="T68" style:family="text">
      <style:text-properties style:font-name="Arial" fo:language="en" fo:country="US" officeooo:rsid="00170222"/>
    </style:style>
    <style:style style:name="T69" style:family="text">
      <style:text-properties officeooo:rsid="00166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Документация к <text:span text:style-name="T1">TVM v0.3.</text:span><text:span text:style-name="T14">3</text:span></text:p>
      <text:p text:style-name="P1"/>
      <text:p text:style-name="P4">Раздел А. Справочник по <text:span text:style-name="T1">TA0.</text:span></text:p>
      <text:p text:style-name="P20"/>
      <text:p text:style-name="P5"><text:span text:style-name="T1">TA0 – </text:span>это ассемблер ориентированный на разработку под <text:span text:style-name="T1">TVM.</text:span></text:p>
      <text:p text:style-name="P6">Команды — это поручения <text:span text:style-name="T1">TVM </text:span>которые она исполняет последовательно.</text:p>
      <text:p text:style-name="P6">Флаги — определяют состояние команды или способ её исполнения.</text:p>
      <text:p text:style-name="P6">Директивы — это особые указания интерпретатору.</text:p>
      <text:p text:style-name="P6"/>
      <text:p text:style-name="P6">Общий вид команды: <text:span text:style-name="T1">[ </text:span><text:span text:style-name="T9">и</text:span><text:span text:style-name="T42">нструкция </text:span><text:span text:style-name="T1">] [ </text:span>флаг <text:span text:style-name="T1">] [ </text:span>данные / второй флаг <text:span text:style-name="T1">]</text:span></text:p>
      <text:p text:style-name="P19"/>
      <text:p text:style-name="P6">Имена всех команд начинаются с <text:span text:style-name="T27">$</text:span><text:span text:style-name="T2">, </text:span><text:span text:style-name="T24">имена всех флагов начинаются с </text:span><text:span text:style-name="T30">_</text:span><text:span text:style-name="T27">$ </text:span><text:span text:style-name="T24">имена всех директив начинаются с </text:span><text:span text:style-name="T30">_</text:span></text:p>
      <text:p text:style-name="P25"/>
      <text:p text:style-name="P7"><text:span text:style-name="T24">С</text:span>писок директив:</text:p>
      <text:p text:style-name="P7"/>
      <text:p text:style-name="P7"><text:span text:style-name="T25">_</text:span><text:span text:style-name="T26">MAIN</text:span><text:span text:style-name="T1"> </text:span>директива определяющая начало исполнения программы.</text:p>
      <text:p text:style-name="P7"><text:span text:style-name="T26">_POINT</text:span><text:span text:style-name="T1"> </text:span>создаёт метку к которой можно перейти посредством <text:span text:style-name="T1">$JUMP, </text:span>имеет следующий синтаксис: <text:span text:style-name="T3">[ </text:span><text:span text:style-name="T29">_POINT</text:span><text:span text:style-name="T3"> ] [ </text:span><text:span text:style-name="T33">номер метки </text:span><text:span text:style-name="T3">]</text:span></text:p>
      <text:p text:style-name="P7"><text:span text:style-name="T26">_EB</text:span><text:span text:style-name="T1"> </text:span><text:span text:style-name="T33">конец блока</text:span></text:p>
      <text:p text:style-name="P7"><text:span text:style-name="T26">_END</text:span><text:span text:style-name="T1"> </text:span><text:span text:style-name="T33">конец программы</text:span></text:p>
      <text:p text:style-name="P7"><text:span text:style-name="T26">_RESTART</text:span><text:span text:style-name="T1"> </text:span><text:span text:style-name="T33">начало исполнения программы сначала</text:span></text:p>
      <text:p text:style-name="P7"><text:span text:style-name="T26">_QUIT</text:span><text:span text:style-name="T1"> </text:span><text:span text:style-name="T33">прекращение работы программы</text:span></text:p>
      <text:p text:style-name="P7"><text:span text:style-name="T26">_CLEAR</text:span><text:span text:style-name="T1"> </text:span><text:span text:style-name="T33">стирание кода программы синтаксис: </text:span><text:span text:style-name="T3">[ </text:span><text:span text:style-name="T29">_CLEAR</text:span><text:span text:style-name="T3"> ] [ </text:span><text:span text:style-name="T33">Флаг</text:span><text:span text:style-name="T3"> ] </text:span><text:span text:style-name="T33">если в качестве флага передано </text:span><text:span text:style-name="T29">ALL</text:span><text:span text:style-name="T3"> </text:span><text:span text:style-name="T33">то весь код до вызова </text:span><text:span text:style-name="T32">_</text:span><text:span text:style-name="T29">CLEAR</text:span><text:span text:style-name="T3"> </text:span><text:span text:style-name="T33">будет удалён из программы, если передано число, то стирается строка кода под номером равным переданному числу</text:span></text:p>
      <text:p text:style-name="P7"><text:span text:style-name="T26">_DEB</text:span><text:span text:style-name="T1"> </text:span><text:span text:style-name="T33">используется при разработке </text:span><text:span text:style-name="T3">TVM, </text:span><text:span text:style-name="T33">выводит номер интерпретируемой ячейки</text:span></text:p>
      <text:p text:style-name="P7"><text:span text:style-name="T26">_RUN</text:span><text:span text:style-name="T1"> </text:span><text:span text:style-name="T33">запускает программу, без компиляции </text:span></text:p>
      <text:p text:style-name="P7"><text:span text:style-name="T26">_toNCP(</text:span><text:span text:style-name="T48">имя_файла</text:span><text:span text:style-name="T26">)</text:span><text:span text:style-name="T1"> </text:span><text:span text:style-name="T33">компилирует программу в .</text:span><text:span text:style-name="T3">ncp </text:span><text:span text:style-name="T33">файл</text:span></text:p>
      <text:p text:style-name="P8"><text:span text:style-name="T26">_COM</text:span><text:span text:style-name="T1"> </text:span><text:span text:style-name="T33">компилирует и запускает программу</text:span></text:p>
      <text:p text:style-name="P8"/>
      <text:p text:style-name="P12">Список флагов:</text:p>
      <text:p text:style-name="P8"/>
      <text:p text:style-name="P9"><text:span text:style-name="T32">_</text:span><text:span text:style-name="T47">$STDI</text:span><text:span text:style-name="T4"> </text:span><text:span text:style-name="T34">Стандартный числовой флаг указывающий что данные это число</text:span></text:p>
      <text:p text:style-name="P9"><text:span text:style-name="T47">_$STDA</text:span><text:span text:style-name="T4"> </text:span><text:span text:style-name="T34">Стандартный адресный флаг указывающий что данные это адрес</text:span></text:p>
      <text:p text:style-name="P58"><text:span text:style-name="T13">_$STDC </text:span><text:span text:style-name="T67">Стандартный символьный флаг указывающий что данные это </text:span><text:span text:style-name="T68">ASCII </text:span><text:span text:style-name="T67">символ</text:span></text:p>
      <text:p text:style-name="P58"><text:span text:style-name="T13">_$CWR </text:span><text:span text:style-name="T67">Флаг вывода символа без участия регистра</text:span></text:p>
      <text:p text:style-name="P58"><text:span text:style-name="T13">_$VWR </text:span><text:span text:style-name="T67">Флаг вывода числа без участия регистра</text:span></text:p>
      <text:p text:style-name="P9"><text:span text:style-name="T47">_$DATA</text:span><text:span text:style-name="T4"> </text:span><text:span text:style-name="T34">Флаг определяющий данные синтаксис: </text:span><text:span text:style-name="T4">[ </text:span><text:span text:style-name="T47">_$DATA</text:span><text:span text:style-name="T4"> ] [ </text:span><text:span text:style-name="T34">Данные</text:span><text:span text:style-name="T4"> ]</text:span></text:p>
      <text:p text:style-name="P56"><text:span text:style-name="T50">_$COND</text:span><text:span text:style-name="T65"> Флаг условия используемый </text:span><text:span text:style-name="T26">$JUMP</text:span></text:p>
      <text:p text:style-name="P14"/>
      <text:p text:style-name="P13">Список команд:</text:p>
      <text:p text:style-name="P9"/>
      <text:p text:style-name="P14"><text:span text:style-name="T25">$CRG</text:span> <text:span text:style-name="T16">выбрать регистр </text:span><text:span text:style-name="T35">n</text:span><text:span text:style-name="T16"> для записи, ситаксис: </text:span><text:span text:style-name="T35">&lt;</text:span><text:span text:style-name="T51">$CRG</text:span><text:span text:style-name="T35">&gt; &lt;</text:span><text:span text:style-name="T16">Флаг</text:span><text:span text:style-name="T35">&gt; &lt;</text:span><text:span text:style-name="T16">Регистр</text:span><text:span text:style-name="T35">&gt;</text:span></text:p>
      <text:p text:style-name="P15"><text:span text:style-name="T25">$CRC</text:span> <text:span text:style-name="T16">выбрать ячейку </text:span><text:span text:style-name="T35">m </text:span><text:span text:style-name="T16">для записи, ситаксис: </text:span><text:span text:style-name="T35">&lt;</text:span><text:span text:style-name="T51">$CR</text:span><text:span text:style-name="T53">С</text:span><text:span text:style-name="T35">&gt; &lt;</text:span><text:span text:style-name="T16">Флаг</text:span><text:span text:style-name="T35">&gt; &lt;</text:span><text:span text:style-name="T16">Ячейка</text:span><text:span text:style-name="T35">&gt;</text:span></text:p>
      <text:p text:style-name="P15"><text:span text:style-name="T25">$PRG</text:span> <text:span text:style-name="T16">положить значение в 0 ячейку регистра </text:span><text:span text:style-name="T35">n, </text:span><text:span text:style-name="T16">ситаксис: </text:span><text:span text:style-name="T35">&lt;</text:span><text:span text:style-name="T51">$PRG</text:span><text:span text:style-name="T35">&gt; &lt;</text:span><text:span text:style-name="T16">Флаг</text:span><text:span text:style-name="T35">&gt; &lt;</text:span><text:span text:style-name="T16">Данные</text:span><text:span text:style-name="T35">&gt;</text:span></text:p>
      <text:p text:style-name="P15"><text:span text:style-name="T25">$PRC</text:span> <text:span text:style-name="T16">положить данные в ячейку с адресом регистр №</text:span><text:span text:style-name="T35">n</text:span><text:span text:style-name="T16"> ячейка №</text:span><text:span text:style-name="T35">m, </text:span><text:span text:style-name="T16">ситаксис: </text:span><text:span text:style-name="T35">&lt;</text:span><text:span text:style-name="T51">$PRC</text:span><text:span text:style-name="T35">&gt; &lt;</text:span><text:span text:style-name="T16">Флаг</text:span><text:span text:style-name="T35">&gt; &lt;</text:span><text:span text:style-name="T16">Данные</text:span><text:span text:style-name="T35">&gt;</text:span></text:p>
      <text:p text:style-name="P28"><text:soft-page-break/><text:span text:style-name="T25">$CRGI</text:span> <text:span text:style-name="T16">сокращённая команда для </text:span><text:span text:style-name="T51">CRG</text:span><text:span text:style-name="T35"> </text:span><text:span text:style-name="T16">с флагом </text:span><text:span text:style-name="T51">_$STDI</text:span><text:span text:style-name="T35">, </text:span><text:span text:style-name="T16">ситаксис: </text:span><text:span text:style-name="T35">&lt;</text:span><text:span text:style-name="T51">$CRGI</text:span><text:span text:style-name="T35">&gt; &lt;</text:span><text:span text:style-name="T16">Данные</text:span><text:span text:style-name="T35">&gt;</text:span></text:p>
      <text:p text:style-name="P16"><text:span text:style-name="T25">$CRCI</text:span> <text:span text:style-name="T16">сокращённая команда для </text:span><text:span text:style-name="T51">CRC</text:span><text:span text:style-name="T35"> </text:span><text:span text:style-name="T16">с флагом </text:span><text:span text:style-name="T51">_$STDI</text:span><text:span text:style-name="T35"> </text:span><text:span text:style-name="T16">ситаксис: </text:span><text:span text:style-name="T35">&lt;</text:span><text:span text:style-name="T51">$</text:span><text:span text:style-name="T53">CR</text:span><text:span text:style-name="T54">С</text:span><text:span text:style-name="T53">I</text:span><text:span text:style-name="T35">&gt; &lt;</text:span><text:span text:style-name="T16">Данные</text:span><text:span text:style-name="T35">&gt;</text:span></text:p>
      <text:p text:style-name="P16"><text:span text:style-name="T25">$PRGI</text:span> <text:span text:style-name="T16">сокращённая команда для </text:span><text:span text:style-name="T51">PRG</text:span><text:span text:style-name="T35"> </text:span><text:span text:style-name="T16">с флагом </text:span><text:span text:style-name="T51">_$STDI</text:span><text:span text:style-name="T35"> </text:span><text:span text:style-name="T16">ситаксис: </text:span><text:span text:style-name="T35">&lt;</text:span><text:span text:style-name="T51">$PRGI</text:span><text:span text:style-name="T35">&gt; &lt;</text:span><text:span text:style-name="T16">Данные</text:span><text:span text:style-name="T35">&gt;</text:span></text:p>
      <text:p text:style-name="P16"><text:span text:style-name="T25">$PRCI</text:span> <text:span text:style-name="T16">сокращённая команда для </text:span><text:span text:style-name="T51">PRC</text:span><text:span text:style-name="T35"> </text:span><text:span text:style-name="T16">с флагом </text:span><text:span text:style-name="T51">_$STDI</text:span><text:span text:style-name="T35"> </text:span><text:span text:style-name="T16">ситаксис: </text:span><text:span text:style-name="T35">&lt;</text:span><text:span text:style-name="T51">$PRCI</text:span><text:span text:style-name="T35">&gt; &lt;</text:span><text:span text:style-name="T16">Данные</text:span><text:span text:style-name="T35">&gt;</text:span></text:p>
      <text:p text:style-name="P16"><text:span text:style-name="T25">$CRGA</text:span> <text:span text:style-name="T16">сокращённая команда для </text:span><text:span text:style-name="T51">CRG</text:span><text:span text:style-name="T35"> </text:span><text:span text:style-name="T16">с флагом</text:span><text:span text:style-name="T53"> </text:span><text:span text:style-name="T51">_$STDA</text:span><text:span text:style-name="T35"> </text:span><text:span text:style-name="T16">ситаксис: </text:span><text:span text:style-name="T35">&lt;</text:span><text:span text:style-name="T51">$CRGA</text:span><text:span text:style-name="T35">&gt; &lt;</text:span><text:span text:style-name="T16">Данные</text:span><text:span text:style-name="T35">&gt;</text:span></text:p>
      <text:p text:style-name="P16"><text:span text:style-name="T25">$CRCA</text:span> <text:span text:style-name="T16">сокращённая команда для </text:span><text:span text:style-name="T51">CRC</text:span><text:span text:style-name="T35"> </text:span><text:span text:style-name="T16">с флагом </text:span><text:span text:style-name="T51">_$STDA </text:span><text:span text:style-name="T16">ситаксис: </text:span><text:span text:style-name="T35">&lt;</text:span><text:span text:style-name="T51">$CRCA</text:span><text:span text:style-name="T35">&gt; &lt;</text:span><text:span text:style-name="T16">Данные</text:span><text:span text:style-name="T35">&gt;</text:span></text:p>
      <text:p text:style-name="P16"><text:span text:style-name="T25">$PRGA </text:span><text:span text:style-name="T16">сокращённая команда для </text:span><text:span text:style-name="T51">PRG</text:span><text:span text:style-name="T35"> </text:span><text:span text:style-name="T16">с флагом </text:span><text:span text:style-name="T51">_$STDA</text:span><text:span text:style-name="T35"> </text:span><text:span text:style-name="T16">ситаксис: </text:span><text:span text:style-name="T35">&lt;</text:span><text:span text:style-name="T51">$PRGA</text:span><text:span text:style-name="T35">&gt; &lt;</text:span><text:span text:style-name="T16">Данные</text:span><text:span text:style-name="T35">&gt;</text:span></text:p>
      <text:p text:style-name="P16"><text:span text:style-name="T25">$PRCA</text:span> <text:span text:style-name="T16">сокращённая команда для </text:span><text:span text:style-name="T51">PRC</text:span><text:span text:style-name="T35"> </text:span><text:span text:style-name="T16">с флагом </text:span><text:span text:style-name="T51">_$STDA </text:span><text:span text:style-name="T16">ситаксис: </text:span><text:span text:style-name="T35">&lt;</text:span><text:span text:style-name="T51">$PRCI</text:span><text:span text:style-name="T35">&gt; &lt;</text:span><text:span text:style-name="T16">Данные</text:span><text:span text:style-name="T35">&gt;</text:span></text:p>
      <text:p text:style-name="P14"><text:span text:style-name="T25">$JUMP</text:span> <text:span text:style-name="T16">переход к метке </text:span><text:span text:style-name="T53">_</text:span><text:span text:style-name="T51">POINT</text:span><text:span text:style-name="T35"> </text:span><text:span text:style-name="T16">с определённым номером синтаксис: </text:span><text:span text:style-name="T51">$JUMP</text:span><text:span text:style-name="T35"> &lt;</text:span><text:span text:style-name="T16">номер метки</text:span><text:span text:style-name="T35">&gt;</text:span></text:p>
      <text:p text:style-name="P16"><text:span text:style-name="T25">$COM </text:span><text:span text:style-name="T17">использование определённой команды </text:span><text:span text:style-name="T16">ситаксис: </text:span><text:span text:style-name="T35">&lt;</text:span><text:span text:style-name="T51">$COM</text:span><text:span text:style-name="T35">&gt; &lt;</text:span><text:span text:style-name="T17">Номер команды</text:span><text:span text:style-name="T35">&gt;</text:span></text:p>
      <text:p text:style-name="P17"><text:span text:style-name="T25">$SMEM</text:span><text:span text:style-name="T58">()</text:span> <text:span text:style-name="T17">прямое обращение к памяти и её изменение </text:span><text:span text:style-name="T15">ситаксис: </text:span>&lt;<text:span text:style-name="T25">$</text:span><text:span text:style-name="T58">SMEM(</text:span><text:span text:style-name="T54">ячейка, новое значение</text:span><text:span text:style-name="T58">)</text:span>&gt;</text:p>
      <text:p text:style-name="P18"><text:span text:style-name="T25">$GMEM</text:span><text:span text:style-name="T55">()</text:span> <text:span text:style-name="T17">прямое обращение к ячейке памяти и получение значения из неё </text:span><text:span text:style-name="T15">ситаксис: </text:span>&lt;<text:span text:style-name="T25">$</text:span><text:span text:style-name="T31">GMEM(</text:span><text:span text:style-name="T55">номер ячейки памяти</text:span><text:span text:style-name="T31">)</text:span>&gt;</text:p>
      <text:p text:style-name="P70"><text:span text:style-name="T25">$GREG</text:span><text:span text:style-name="T55">()</text:span> <text:span text:style-name="T17">прямое обращение к </text:span><text:span text:style-name="T18">регистру синтаксис: </text:span><text:span text:style-name="T36">&lt;</text:span><text:span text:style-name="T31">$GREG</text:span><text:span text:style-name="T55">(номер_регистра, номер_ячейки)</text:span><text:span text:style-name="T36">&gt;</text:span></text:p>
      <text:p text:style-name="P68"><text:span text:style-name="T25">$PU</text:span><text:span text:style-name="T60">T</text:span> <text:span text:style-name="T22">вывод значений синтаксис: </text:span><text:span text:style-name="T69">&lt;</text:span><text:span text:style-name="T60">$PUT</text:span><text:span text:style-name="T69">&gt; &lt;</text:span><text:span text:style-name="T22">Флаг</text:span><text:span text:style-name="T69">&gt; &lt;</text:span><text:span text:style-name="T22">Данные</text:span><text:span text:style-name="T69">&gt;</text:span></text:p>
      <text:p text:style-name="P69"><text:span text:style-name="T25">$PUTV</text:span> <text:span text:style-name="T15">вывод числового значения из регистра синтаксис: </text:span><text:span text:style-name="T25">&lt;$PUTV&gt; &lt;</text:span><text:span text:style-name="T52">Номер регистра</text:span><text:span text:style-name="T25">&gt;</text:span></text:p>
      <text:p text:style-name="P69"><text:span text:style-name="T25">$PUTC</text:span> <text:span text:style-name="T15">вывод символьного значения из регистра синтаксис: </text:span><text:span text:style-name="T25">&lt;$PUTC&gt; &lt;</text:span><text:span text:style-name="T52">Номер регистра</text:span><text:span text:style-name="T25">&gt;</text:span></text:p>
      <text:p text:style-name="P69"><text:span text:style-name="T25">$PUTVWR</text:span> <text:span text:style-name="T15">вывод числового значения без участия регистра синтаксис: </text:span><text:span text:style-name="T25">&lt;$PUTVWR&gt; &lt;</text:span><text:span text:style-name="T52">Выводимое значение</text:span><text:span text:style-name="T25">&gt;</text:span></text:p>
      <text:p text:style-name="P69"><text:span text:style-name="T25">$PUTCWR</text:span> <text:span text:style-name="T15">вывод символьного значения без участия регистра синтаксис: </text:span>&lt;<text:span text:style-name="T25">$PUTCWR&gt; &lt;</text:span><text:span text:style-name="T52">Код выводимого символа</text:span><text:span text:style-name="T25">&gt;</text:span></text:p>
      <text:p text:style-name="P69"><text:span text:style-name="T25">$PUTA</text:span> <text:span text:style-name="T15">вывод значения аккумулятора </text:span><text:span text:style-name="T23">синтаксис: </text:span><text:span text:style-name="T61">&lt;$PUTA&gt;</text:span></text:p>
      <text:p text:style-name="P29"/>
      <text:p text:style-name="P31">Раздел <text:span text:style-name="T1">B. </text:span>Примеры кода на <text:span text:style-name="T1">TA0</text:span></text:p>
      <text:p text:style-name="P32"/>
      <text:p text:style-name="P33">Пример №1: Положить значение <text:span text:style-name="T1">123 </text:span>в ячейку регистра с адресом 1, 0</text:p>
      <text:p text:style-name="P26"/>
      <text:p text:style-name="P10"><text:span text:style-name="T25">_</text:span><text:span text:style-name="T28">MAIN // </text:span><text:span text:style-name="T31">Точка начала программы</text:span></text:p>
      <text:p text:style-name="P11"><text:span text:style-name="T26">$CRGI 1; // </text:span><text:span text:style-name="T25">Выбираем регистр 1</text:span></text:p>
      <text:p text:style-name="P11"><text:span text:style-name="T26">$CRCI 0; // </text:span><text:span text:style-name="T25">Выбираем ячейку 0 регистра 1</text:span></text:p>
      <text:p text:style-name="P11"><text:span text:style-name="T26">$PRCI 123; // </text:span><text:span text:style-name="T25">Кладём значение по выбранным координатам</text:span></text:p>
      <text:p text:style-name="P10"><text:span text:style-name="T28">_END // </text:span><text:span text:style-name="T31">Конец программы</text:span></text:p>
      <text:p text:style-name="P10"><text:span text:style-name="T28">_RUN // </text:span><text:span text:style-name="T31">Запуск интерпретатора</text:span></text:p>
      <text:p text:style-name="P27"/>
      <text:p text:style-name="P34">Пример №2: Получить значение читаемой ячейки памяти</text:p>
      <text:p text:style-name="P34"/>
      <text:p text:style-name="P36">_<text:span text:style-name="T5">MAIN </text:span><text:span text:style-name="T1">// </text:span>Точка начала программы</text:p>
      <text:p text:style-name="P36"><text:span text:style-name="T5">_DEB // </text:span><text:span text:style-name="T41">Получение читаемой ячейки</text:span></text:p>
      <text:p text:style-name="P36"><text:span text:style-name="T5">_END </text:span><text:span text:style-name="T1">// </text:span>Конец программы</text:p>
      <text:p text:style-name="P30"><text:span text:style-name="T28">_RUN // </text:span><text:span text:style-name="T31">Запуск</text:span><text:span text:style-name="T28"> </text:span><text:span text:style-name="T31">интерпретатора</text:span></text:p>
      <text:p text:style-name="P36"/>
      <text:p text:style-name="P34">Пример №3: Скопировать содержимое из ячейки <text:span text:style-name="T5">a </text:span><text:span text:style-name="T41">в ячейку </text:span><text:span text:style-name="T5">b</text:span></text:p>
      <text:p text:style-name="P35"/>
      <text:p text:style-name="P39"><text:soft-page-break/><text:span text:style-name="T37">_MAIN </text:span><text:span text:style-name="T38">// </text:span><text:span text:style-name="T20">Точка начала программы</text:span></text:p>
      <text:p text:style-name="P21"><text:span text:style-name="T37">$CRGA R15; // </text:span><text:span text:style-name="T39">Выбираем регистр 1 ячейку 5</text:span></text:p>
      <text:p text:style-name="P21"><text:span text:style-name="T37">$PRCI 123; // </text:span><text:span text:style-name="T39">Кладём туда 123</text:span></text:p>
      <text:p text:style-name="P21"><text:span text:style-name="T37">$PRCA R15; // </text:span><text:span text:style-name="T39">Выбираем откуда копировать</text:span></text:p>
      <text:p text:style-name="P21"><text:span text:style-name="T37">_$DATA R16; // </text:span><text:span text:style-name="T39">Выбираем куда копировать</text:span></text:p>
      <text:p text:style-name="P21"><text:span text:style-name="T37">_END // </text:span><text:span text:style-name="T39">Конец программы</text:span></text:p>
      <text:p text:style-name="P38"><text:span text:style-name="T37">_RUN // </text:span><text:span text:style-name="T21">Запуск интерпретатора</text:span></text:p>
      <text:p text:style-name="P40"/>
      <text:p text:style-name="P42"><text:span text:style-name="T19">Пояснения. Здесь используется инструкция </text:span><text:span text:style-name="T64">$CRGA</text:span><text:span text:style-name="T37"> </text:span><text:span text:style-name="T19">которая в качестве флага принимает </text:span><text:span text:style-name="T64">R15</text:span><text:span text:style-name="T37"> </text:span><text:span text:style-name="T19">это означает что мы выбираем 1 регистр и 5 ячейку, так же если бы мы написали </text:span><text:span text:style-name="T64">R84</text:span><text:span text:style-name="T37"> </text:span><text:span text:style-name="T19">то выбрали бы 8 регистр и 4 ячейку. Далее используется </text:span><text:span text:style-name="T64">$PRCI</text:span><text:span text:style-name="T37"> </text:span><text:span text:style-name="T19">которая кладёт в выбранный регистр значение, в нашем случае это 123. Так же здесь используется инструкция </text:span><text:span text:style-name="T64">$PRCA</text:span><text:span text:style-name="T37"> </text:span><text:span text:style-name="T19">которая имеет и второе назначение, если передать ей флаг </text:span><text:span text:style-name="T64">STDA</text:span><text:span text:style-name="T37"> </text:span><text:span text:style-name="T19">то она будет копировать значение из своего флага в свои данные (в нашем случае флаг это регистр </text:span><text:span text:style-name="T64">R15</text:span><text:span text:style-name="T37">, </text:span><text:span text:style-name="T19">а данные это регистр </text:span><text:span text:style-name="T64">R16</text:span><text:span text:style-name="T19">).</text:span></text:p>
      <text:p text:style-name="P42"><text:span text:style-name="T19"/></text:p>
      <text:p text:style-name="P43"><text:span text:style-name="T37">Пример №</text:span><text:span text:style-name="T7">4</text:span><text:span text:style-name="T37">: </text:span><text:span text:style-name="T40">Вывод значения регистра</text:span></text:p>
      <text:p text:style-name="P45"/>
      <text:p text:style-name="P41">_MAIN</text:p>
      <text:p text:style-name="P46">$CRGA R15;</text:p>
      <text:p text:style-name="P46">$PRCI 123;</text:p>
      <text:p text:style-name="P21"><text:span text:style-name="T37">$PUT // </text:span><text:span text:style-name="T40">Вывод значения регистра</text:span></text:p>
      <text:p text:style-name="P21"><text:span text:style-name="T37">_$DATA R15; // </text:span><text:span text:style-name="T40">Значение какого регистра вывести</text:span></text:p>
      <text:p text:style-name="P64">_END <text:span text:style-name="T62">// Конец программы</text:span></text:p>
      <text:p text:style-name="P65"><text:span text:style-name="T37">_</text:span><text:span text:style-name="T7">RUN </text:span><text:span text:style-name="T63">// Интерпретация</text:span></text:p>
      <text:p text:style-name="P60"/>
      <text:p text:style-name="P44"><text:span text:style-name="T40">П</text:span><text:span text:style-name="T37">ример №5: Программа </text:span><text:span text:style-name="T6">Hello world! </text:span><text:span text:style-name="T8">(1)</text:span></text:p>
      <text:p text:style-name="P66"/>
      <text:p text:style-name="P62">_MAIN</text:p>
      <text:p text:style-name="P48"><text:tab/> <text:s text:c="2"/>$CRGA R20;</text:p>
      <text:p text:style-name="P22">        <text:span text:style-name="T43">$PRCI 72; /* H */</text:span></text:p>
      <text:p text:style-name="P22">        <text:span text:style-name="T43">$PUTC R20;</text:span></text:p>
      <text:p text:style-name="P22"/>
      <text:p text:style-name="P22">        <text:span text:style-name="T43">$CRGA R21;</text:span></text:p>
      <text:p text:style-name="P22">        <text:span text:style-name="T43">$PRCI 101; /* e */</text:span></text:p>
      <text:p text:style-name="P22">        <text:span text:style-name="T43">$PUTC R21;</text:span></text:p>
      <text:p text:style-name="P22"/>
      <text:p text:style-name="P22">        <text:span text:style-name="T43">$CRGA R22;</text:span></text:p>
      <text:p text:style-name="P22">        <text:span text:style-name="T43">$PRCI 108; /* l */</text:span></text:p>
      <text:p text:style-name="P22">        <text:span text:style-name="T43">$PUTC R22;</text:span></text:p>
      <text:p text:style-name="P22"/>
      <text:p text:style-name="P22">        <text:span text:style-name="T43">$CRGA R23;</text:span></text:p>
      <text:p text:style-name="P22">        <text:span text:style-name="T43">$PRCI 108; /* l */ </text:span></text:p>
      <text:p text:style-name="P22">        <text:span text:style-name="T43">$PUTC R23;</text:span></text:p>
      <text:p text:style-name="P22"/>
      <text:p text:style-name="P22">        <text:span text:style-name="T43">$CRGA R24;</text:span></text:p>
      <text:p text:style-name="P22">        <text:span text:style-name="T43">$PRCI 111; /* o */ </text:span></text:p>
      <text:p text:style-name="P22"><text:soft-page-break/>        <text:span text:style-name="T43">$PUTC R24;</text:span></text:p>
      <text:p text:style-name="P22"/>
      <text:p text:style-name="P22">        <text:span text:style-name="T43">$CRGA R25;</text:span></text:p>
      <text:p text:style-name="P22">        <text:span text:style-name="T43">$PRCI 32; /* space */ </text:span></text:p>
      <text:p text:style-name="P22">        <text:span text:style-name="T43">$PUTC R25;</text:span></text:p>
      <text:p text:style-name="P22"/>
      <text:p text:style-name="P22">        <text:span text:style-name="T43">$CRGA R26;</text:span></text:p>
      <text:p text:style-name="P22">        <text:span text:style-name="T43">$PRCI 119; /* w */ </text:span></text:p>
      <text:p text:style-name="P22">        <text:span text:style-name="T43">$PUTC R26;</text:span></text:p>
      <text:p text:style-name="P22"/>
      <text:p text:style-name="P22">        <text:span text:style-name="T43">$CRGA R27;</text:span></text:p>
      <text:p text:style-name="P22">        <text:span text:style-name="T43">$PRCI 111; /* o */ </text:span></text:p>
      <text:p text:style-name="P22">        <text:span text:style-name="T43">$PUTC R27;</text:span></text:p>
      <text:p text:style-name="P22"/>
      <text:p text:style-name="P22">        <text:span text:style-name="T43">$CRGA R28;</text:span></text:p>
      <text:p text:style-name="P22">        <text:span text:style-name="T43">$PRCI 114; /* r */ </text:span></text:p>
      <text:p text:style-name="P22">        <text:span text:style-name="T43">$PUTC R28;</text:span></text:p>
      <text:p text:style-name="P22"/>
      <text:p text:style-name="P22">        <text:span text:style-name="T43">$CRGA R30;</text:span></text:p>
      <text:p text:style-name="P22">        <text:span text:style-name="T43">$PRCI 108; /* l */ </text:span></text:p>
      <text:p text:style-name="P22">        <text:span text:style-name="T43">$PUTC R30;</text:span></text:p>
      <text:p text:style-name="P22"/>
      <text:p text:style-name="P22">        <text:span text:style-name="T43">$CRGA R31;</text:span></text:p>
      <text:p text:style-name="P22">        <text:span text:style-name="T43">$PRCI 100; /* d */ </text:span></text:p>
      <text:p text:style-name="P22">        <text:span text:style-name="T43">$PUTC R31;</text:span></text:p>
      <text:p text:style-name="P22"/>
      <text:p text:style-name="P22">        <text:span text:style-name="T43">$CRGA R32;</text:span></text:p>
      <text:p text:style-name="P22">        <text:span text:style-name="T43">$PRCI 33; /* ! */ </text:span></text:p>
      <text:p text:style-name="P22">        <text:span text:style-name="T43">$PUTC R32;</text:span></text:p>
      <text:p text:style-name="P22"/>
      <text:p text:style-name="P47">    <text:span text:style-name="T43">_END </text:span><text:span text:style-name="T57">// Конец программы</text:span></text:p>
      <text:p text:style-name="P47">    <text:span text:style-name="T43">_RUN </text:span><text:span text:style-name="T57">// Интерпретация</text:span></text:p>
      <text:p text:style-name="P48"/>
      <text:p text:style-name="P24"><text:span text:style-name="T43">Пример №6: Программа </text:span><text:span text:style-name="T10">Hello world! (2)</text:span></text:p>
      <text:p text:style-name="P54"/>
      <text:p text:style-name="P63">_MAIN</text:p>
      <text:p text:style-name="P23"><text:span text:style-name="T1">$PUTCWR 72; /* </text:span><text:span text:style-name="T12">H</text:span><text:span text:style-name="T1"> */</text:span></text:p>
      <text:p text:style-name="P22"><text:span text:style-name="T43">$PUTCWR 101; /* </text:span><text:span text:style-name="T11">e </text:span><text:span text:style-name="T43">*/</text:span></text:p>
      <text:p text:style-name="P22"><text:span text:style-name="T43">$PUTCWR 108; /* </text:span><text:span text:style-name="T11">l</text:span><text:span text:style-name="T43"> */</text:span></text:p>
      <text:p text:style-name="P22"><text:span text:style-name="T43">$PUTCWR 108; /* </text:span><text:span text:style-name="T11">l </text:span><text:span text:style-name="T43">*/</text:span></text:p>
      <text:p text:style-name="P22"><text:span text:style-name="T43">$PUTCWR 111; /* </text:span><text:span text:style-name="T11">o </text:span><text:span text:style-name="T43">*/</text:span></text:p>
      <text:p text:style-name="P22"><text:span text:style-name="T43">$PUTCWR 32; <text:s/>/* </text:span><text:span text:style-name="T11">space </text:span><text:span text:style-name="T43">*/</text:span></text:p>
      <text:p text:style-name="P22"/>
      <text:p text:style-name="P22"><text:span text:style-name="T43">$PUTCWR 119; /* </text:span><text:span text:style-name="T11">w </text:span><text:span text:style-name="T43">*/</text:span></text:p>
      <text:p text:style-name="P22"><text:span text:style-name="T43">$PUTCWR 111; /* </text:span><text:span text:style-name="T11">o</text:span><text:span text:style-name="T43"> */</text:span></text:p>
      <text:p text:style-name="P22"><text:span text:style-name="T43">$PUTCWR 114; /* </text:span><text:span text:style-name="T11">r </text:span><text:span text:style-name="T43">*/</text:span></text:p>
      <text:p text:style-name="P22"><text:span text:style-name="T43">$PUTCWR 108; /* </text:span><text:span text:style-name="T11">l </text:span><text:span text:style-name="T43">*/</text:span></text:p>
      <text:p text:style-name="P22"><text:soft-page-break/><text:span text:style-name="T43">$PUTCWR 100; /* </text:span><text:span text:style-name="T11">d</text:span><text:span text:style-name="T43"> */</text:span></text:p>
      <text:p text:style-name="P48">$PUTCWR 33; /* ! */</text:p>
      <text:p text:style-name="P48"/>
      <text:p text:style-name="P49">_END <text:span text:style-name="T56">// Конец программы</text:span></text:p>
      <text:p text:style-name="P51">_RUN <text:span text:style-name="T56">// Интерпретация</text:span></text:p>
      <text:p text:style-name="P50"/>
      <text:p text:style-name="P52"><text:span text:style-name="T66">Пояснения. В первом примере мы для начала кладём нужную нам букву в регистр, а потом выводим её. Впрочем недостатки такого способа очевидны, помимо монструозности кода он ещё и занимает много регистровой памяти. Поэтому предпочтительней конечно второй вариант в котором мы просто непосредственно выводим символы.</text:span></text:p>
      <text:p text:style-name="P52"><text:span text:style-name="T66"/></text:p>
      <text:p text:style-name="P53"><text:span text:style-name="T66">Пример №7: Ввод значений из регистра в аккумулятор</text:span></text:p>
      <text:p text:style-name="P53"><text:span text:style-name="T66"/></text:p>
      <text:p text:style-name="P55">_MAIN // Начало исполнения программы</text:p>
      <text:p text:style-name="P55">$CRGA R10; // Выбор регистра</text:p>
      <text:p text:style-name="P55">$PRCI 123; // Ввод значений в регистр</text:p>
      <text:p text:style-name="P55">$ADDA R10; // Ввод значений в аккумулятор</text:p>
      <text:p text:style-name="P55">$PUTA // Вывод значений аккумулятора</text:p>
      <text:p text:style-name="P55">_END // Конец программы</text:p>
      <text:p text:style-name="P55">_RUN // Интерпретация</text:p>
      <text:p text:style-name="P54"/>
      <text:p text:style-name="P61"/>
      <text:p text:style-name="P36"/>
      <text:p text:style-name="P37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nsolas" svg:font-family="Consolas, 'Courier New', monospace"/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8:44:08.743000000</meta:creation-date>
    <meta:generator>LibreOffice/6.1.4.2$Windows_x86 LibreOffice_project/9d0f32d1f0b509096fd65e0d4bec26ddd1938fd3</meta:generator>
    <dc:date>2019-03-14T21:00:27.949000000</dc:date>
    <meta:editing-duration>PT40M50S</meta:editing-duration>
    <meta:editing-cycles>9</meta:editing-cycles>
    <meta:document-statistic meta:table-count="0" meta:image-count="0" meta:object-count="0" meta:page-count="5" meta:paragraph-count="147" meta:word-count="1014" meta:character-count="6654" meta:non-whitespace-character-count="5480"/>
  </office:meta>
</office:document-meta>
</file>